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0.272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3.976cm"/>
    </style:style>
    <style:style style:name="co4" style:family="table-column">
      <style:table-column-properties fo:break-before="auto" style:column-width="3.893cm"/>
    </style:style>
    <style:style style:name="co5" style:family="table-column">
      <style:table-column-properties fo:break-before="auto" style:column-width="4.383cm"/>
    </style:style>
    <style:style style:name="co6" style:family="table-column">
      <style:table-column-properties fo:break-before="auto" style:column-width="5.147cm"/>
    </style:style>
    <style:style style:name="co7" style:family="table-column">
      <style:table-column-properties fo:break-before="auto" style:column-width="4.76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7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5" style:family="table-cell" style:parent-style-name="Default">
      <style:table-cell-properties fo:border="0.06pt solid #000000"/>
    </style:style>
    <style:style style:name="ce49" style:family="table-cell" style:parent-style-name="Default" style:data-style-name="N70">
      <style:table-cell-properties style:text-align-source="fix" style:repeat-content="false" style:vertical-align="middle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" style:family="table-cell" style:parent-style-name="Default" style:data-style-name="N33"/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10" style:family="table-cell" style:parent-style-name="Default" style:data-style-name="N112">
      <style:table-cell-properties fo:border="0.06pt solid #000000"/>
    </style:style>
    <style:style style:name="ce63" style:family="table-cell" style:parent-style-name="Default" style:data-style-name="N70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レビュー表" table:style-name="ta1">
        <table:shapes>
          <draw:frame draw:z-index="0" draw:style-name="gr1" draw:text-style-name="P1" svg:width="11.198cm" svg:height="8.999cm" svg:x="3.499cm" svg:y="7.342cm">
            <draw:object draw:notify-on-update-of-ranges="レビュー表.C5:レビュー表.C13 レビュー表.D5:レビュー表.D13 レビュー表.C5:レビュー表.C13 レビュー表.E5:レビュー表.E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3.188cm" svg:x="1.364cm" svg:y="18.419cm">
            <draw:object draw:notify-on-update-of-ranges="レビュー表.C5:レビュー表.C13 レビュー表.F5:レビュー表.F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43"/>
        <table:table-column table:style-name="co2" table:default-cell-style-name="Default"/>
        <table:table-column table:style-name="co3" table:default-cell-style-name="ce49"/>
        <table:table-column table:style-name="co4" table:default-cell-style-name="ce54"/>
        <table:table-column table:style-name="co3" table:default-cell-style-name="ce54"/>
        <table:table-column table:style-name="co5" table:default-cell-style-name="ce54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2"/>
          <table:table-cell table:style-name="ce3" office:value-type="string" calcext:value-type="string">
            <text:p>mode4</text:p>
          </table:table-cell>
          <table:table-cell table:style-name="Default" table:number-columns-repeated="2"/>
          <table:table-cell table:style-name="ce8" office:value-type="date" office:date-value="2022-10-23" calcext:value-type="date">
            <text:p>10月23日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3"/>
          <table:table-cell table:style-name="ce8"/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3" table:number-rows-spanned="1">
            <text:p>点滅周期</text:p>
          </table:table-cell>
          <table:covered-table-cell table:number-columns-repeated="2" table:style-name="ce6"/>
          <table:table-cell table:style-name="ce9" office:value-type="string" calcext:value-type="string" table:number-columns-spanned="1" table:number-rows-spanned="2">
            <text:p>誤差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6" office:value-type="string" calcext:value-type="string">
            <text:p>設定値</text:p>
          </table:table-cell>
          <table:table-cell table:style-name="ce6" office:value-type="string" calcext:value-type="string">
            <text:p>理論値</text:p>
          </table:table-cell>
          <table:table-cell table:style-name="ce6" office:value-type="string" calcext:value-type="string">
            <text:p>実測値</text:p>
          </table:table-cell>
          <table:covered-table-cell table:style-name="ce6"/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99.9" calcext:value-type="float">
            <text:p>199.9</text:p>
          </table:table-cell>
          <table:table-cell table:style-name="ce5" office:value-type="float" office:value="199.2" calcext:value-type="float">
            <text:p>199.2</text:p>
          </table:table-cell>
          <table:table-cell table:style-name="ce10" table:formula="of:=[.D5]-[.E5]" office:value-type="float" office:value="0.700000000000017" calcext:value-type="float">
            <text:p>0.7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399" calcext:value-type="float">
            <text:p>399</text:p>
          </table:table-cell>
          <table:table-cell table:style-name="ce5" office:value-type="float" office:value="199.9" calcext:value-type="float">
            <text:p>199.9</text:p>
          </table:table-cell>
          <table:table-cell table:style-name="ce5" office:value-type="float" office:value="200.3" calcext:value-type="float">
            <text:p>200.3</text:p>
          </table:table-cell>
          <table:table-cell table:style-name="ce10" table:formula="of:=[.D6]-[.E6]" office:value-type="float" office:value="-0.400000000000006" calcext:value-type="float">
            <text:p>-0.4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99.8" calcext:value-type="float">
            <text:p>399.8</text:p>
          </table:table-cell>
          <table:table-cell table:style-name="ce5" office:value-type="float" office:value="400.1" calcext:value-type="float">
            <text:p>400.1</text:p>
          </table:table-cell>
          <table:table-cell table:style-name="ce10" table:formula="of:=[.D7]-[.E7]" office:value-type="float" office:value="-0.300000000000011" calcext:value-type="float">
            <text:p>-0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599" calcext:value-type="float">
            <text:p>599</text:p>
          </table:table-cell>
          <table:table-cell table:style-name="ce5" office:value-type="float" office:value="399.8" calcext:value-type="float">
            <text:p>399.8</text:p>
          </table:table-cell>
          <table:table-cell table:style-name="ce5" office:value-type="float" office:value="399.4" calcext:value-type="float">
            <text:p>399.4</text:p>
          </table:table-cell>
          <table:table-cell table:style-name="ce10" table:formula="of:=[.D8]-[.E8]" office:value-type="float" office:value="0.400000000000034" calcext:value-type="float">
            <text:p>0.4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599.7" calcext:value-type="float">
            <text:p>599.7</text:p>
          </table:table-cell>
          <table:table-cell table:style-name="ce5" office:value-type="float" office:value="600.1" calcext:value-type="float">
            <text:p>600.1</text:p>
          </table:table-cell>
          <table:table-cell table:style-name="ce10" table:formula="of:=[.D9]-[.E9]" office:value-type="float" office:value="-0.399999999999977" calcext:value-type="float">
            <text:p>-0.4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799" calcext:value-type="float">
            <text:p>799</text:p>
          </table:table-cell>
          <table:table-cell table:style-name="ce5" office:value-type="float" office:value="599.7" calcext:value-type="float">
            <text:p>599.7</text:p>
          </table:table-cell>
          <table:table-cell table:style-name="ce5" office:value-type="float" office:value="600.2" calcext:value-type="float">
            <text:p>600.2</text:p>
          </table:table-cell>
          <table:table-cell table:style-name="ce10" table:formula="of:=[.D10]-[.E10]" office:value-type="float" office:value="-0.5" calcext:value-type="float">
            <text:p>-0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799.6" calcext:value-type="float">
            <text:p>799.6</text:p>
          </table:table-cell>
          <table:table-cell table:style-name="ce5" office:value-type="float" office:value="799.3" calcext:value-type="float">
            <text:p>799.3</text:p>
          </table:table-cell>
          <table:table-cell table:style-name="ce10" table:formula="of:=[.D11]-[.E11]" office:value-type="float" office:value="0.300000000000068" calcext:value-type="float">
            <text:p>0.3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999" calcext:value-type="float">
            <text:p>999</text:p>
          </table:table-cell>
          <table:table-cell table:style-name="ce5" office:value-type="float" office:value="799.6" calcext:value-type="float">
            <text:p>799.6</text:p>
          </table:table-cell>
          <table:table-cell table:style-name="ce5" office:value-type="float" office:value="800.1" calcext:value-type="float">
            <text:p>800.1</text:p>
          </table:table-cell>
          <table:table-cell table:style-name="ce10" table:formula="of:=[.D12]-[.E12]" office:value-type="float" office:value="-0.5" calcext:value-type="float">
            <text:p>-0.5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999.5" calcext:value-type="float">
            <text:p>999.5</text:p>
          </table:table-cell>
          <table:table-cell table:style-name="ce5" office:value-type="float" office:value="999.2" calcext:value-type="float">
            <text:p>999.2</text:p>
          </table:table-cell>
          <table:table-cell table:style-name="ce10" table:formula="of:=[.D13]-[.E13]" office:value-type="float" office:value="0.299999999999955" calcext:value-type="float">
            <text:p>0.300</text:p>
          </table:table-cell>
          <table:table-cell table:number-columns-repeated="2"/>
        </table:table-row>
        <table:table-row table:style-name="ro1" table:number-rows-repeated="13"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1" table:number-rows-repeated="20">
          <table:table-cell/>
          <table:table-cell table:style-name="ce46"/>
          <table:table-cell table:number-columns-repeated="4"/>
          <table:table-cell table:style-name="ce54"/>
          <table:table-cell table:style-name="ce49"/>
        </table:table-row>
        <table:table-row table:style-name="ro1" table:number-rows-repeated="2">
          <table:table-cell/>
          <table:table-cell table:style-name="ce46" table:number-columns-repeated="2"/>
          <table:table-cell table:number-columns-repeated="3"/>
          <table:table-cell table:style-name="ce54"/>
          <table:table-cell table:style-name="ce49"/>
        </table:table-row>
        <table:table-row table:style-name="ro1" table:number-rows-repeated="3">
          <table:table-cell/>
          <table:table-cell table:style-name="ce43" table:number-columns-repeated="6"/>
          <table:table-cell table:style-name="ce63"/>
        </table:table-row>
        <table:table-row table:style-name="ro1">
          <table:table-cell/>
          <table:table-cell table:style-name="ce43" table:number-columns-repeated="7"/>
        </table:table-row>
        <table:table-row table:style-name="ro1">
          <table:table-cell/>
          <table:table-cell table:style-name="ce43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TakaoPGothic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margin-top="3.209cm" fo:margin-bottom="2cm" fo:margin-left="2cm" fo:margin-right="1.058cm" style:scale-to="6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10T09:55:29.409123008</dc:date>
    <meta:editing-duration>PT1H36M32S</meta:editing-duration>
    <meta:editing-cycles>27</meta:editing-cycles>
    <meta:generator>LibreOffice/7.3.7.2$Linux_X86_64 LibreOffice_project/30$Build-2</meta:generator>
    <meta:document-statistic meta:table-count="1" meta:cell-count="43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1200" chart:origin="0" chart:interval-major="2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aximum="1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199cm" svg:height="9cm" xlink:href=".." xlink:type="simple" chart:class="chart:scatter" chart:style-name="ch1">
        <chart:title svg:x="4.699cm" svg:y="0cm" chart:style-name="ch2">
          <text:p>点滅周期</text:p>
        </chart:title>
        <chart:plot-area chart:style-name="ch3" table:cell-range-address="レビュー表.C5:レビュー表.E13" svg:x="1.319cm" svg:y="0.6cm" svg:width="8.361cm" svg:height="7.843cm">
          <chart:coordinate-region svg:x="2.311cm" svg:y="0.799cm" svg:width="6.997cm" svg:height="6.997cm"/>
          <chart:axis chart:dimension="x" chart:name="primary-x" chart:style-name="ch4">
            <chart:title svg:x="4.338cm" svg:y="8.36cm" chart:style-name="ch5">
              <text:p>目標値 [ msec ]</text:p>
            </chart:title>
          </chart:axis>
          <chart:axis chart:dimension="y" chart:name="primary-y" chart:style-name="ch6">
            <chart:title svg:x="0.456cm" svg:y="5.682cm" chart:style-name="ch7">
              <text:p>実測値 [ msec ]</text:p>
            </chart:title>
            <chart:grid chart:style-name="ch8" chart:class="major"/>
          </chart:axis>
          <chart:series chart:style-name="ch9" chart:values-cell-range-address="レビュー表.D5:レビュー表.D13" chart:class="chart:scatter">
            <chart:domain table:cell-range-address="レビュー表.C5:レビュー表.C13"/>
            <chart:data-point chart:repeated="9"/>
          </chart:series>
          <chart:series chart:style-name="ch10" chart:values-cell-range-address="レビュー表.E5:レビュー表.E13" chart:class="chart:scatter"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D</text:p>
              </table:table-cell>
              <table:table-cell office:value-type="string">
                <text:p>列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レビュー表.C5:レビュー表.C13</svg:desc>
                </draw:g>
              </table:table-cell>
              <table:table-cell office:value-type="float" office:value="199.9">
                <text:p>199.9</text:p>
                <draw:g>
                  <svg:desc>レビュー表.D5:レビュー表.D13</svg:desc>
                </draw:g>
              </table:table-cell>
              <table:table-cell office:value-type="float" office:value="199.2">
                <text:p>199.2</text:p>
                <draw:g>
                  <svg:desc>レビュー表.E5:レビュー表.E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199.9">
                <text:p>199.9</text:p>
              </table:table-cell>
              <table:table-cell office:value-type="float" office:value="200.3">
                <text:p>200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399.8">
                <text:p>399.8</text:p>
              </table:table-cell>
              <table:table-cell office:value-type="float" office:value="400.1">
                <text:p>40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">
                <text:p>599</text:p>
              </table:table-cell>
              <table:table-cell office:value-type="float" office:value="399.8">
                <text:p>399.8</text:p>
              </table:table-cell>
              <table:table-cell office:value-type="float" office:value="399.4">
                <text:p>399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599.7">
                <text:p>599.7</text:p>
              </table:table-cell>
              <table:table-cell office:value-type="float" office:value="600.1">
                <text:p>60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9">
                <text:p>799</text:p>
              </table:table-cell>
              <table:table-cell office:value-type="float" office:value="599.7">
                <text:p>599.7</text:p>
              </table:table-cell>
              <table:table-cell office:value-type="float" office:value="600.2">
                <text:p>600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799.6">
                <text:p>799.6</text:p>
              </table:table-cell>
              <table:table-cell office:value-type="float" office:value="799.3">
                <text:p>799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">
                <text:p>999</text:p>
              </table:table-cell>
              <table:table-cell office:value-type="float" office:value="799.6">
                <text:p>799.6</text:p>
              </table:table-cell>
              <table:table-cell office:value-type="float" office:value="800.1">
                <text:p>80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999.5">
                <text:p>999.5</text:p>
              </table:table-cell>
              <table:table-cell office:value-type="float" office:value="999.2">
                <text:p>999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12">
      <number:number number:decimal-places="3" number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minimum="0" chart:maximum="1200" chart:interval-major="200" chart:reverse-direction="false" text:line-break="false" loext:try-staggering-first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7" style:family="chart" style:data-style-name="N11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1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13.189cm" xlink:href=".." xlink:type="simple" chart:class="chart:scatter" chart:style-name="ch1">
        <chart:title svg:x="6.792cm" svg:y="0.399cm" chart:style-name="ch2">
          <text:p>周期の誤差</text:p>
        </chart:title>
        <chart:plot-area chart:style-name="ch3" table:cell-range-address="レビュー表.C5:レビュー表.C13 レビュー表.F5:レビュー表.F13" svg:x="2.158cm" svg:y="1.325cm" svg:width="11.574cm" svg:height="10.844cm">
          <chart:coordinate-region svg:x="3.362cm" svg:y="1.524cm" svg:width="9.998cm" svg:height="9.998cm"/>
          <chart:axis chart:dimension="x" chart:name="primary-x" chart:style-name="ch4">
            <chart:title svg:x="6.784cm" svg:y="12.432cm" chart:style-name="ch5">
              <text:p>目標値 [ msec ]</text:p>
            </chart:title>
          </chart:axis>
          <chart:axis chart:dimension="x" chart:name="secondary-x" chart:style-name="ch6"/>
          <chart:axis chart:dimension="y" chart:name="primary-y" chart:style-name="ch7">
            <chart:title svg:x="1.198cm" svg:y="7.122cm" chart:style-name="ch8">
              <text:p>誤差</text:p>
            </chart:title>
            <chart:grid chart:style-name="ch9" chart:class="major"/>
          </chart:axis>
          <chart:series chart:style-name="ch10" chart:values-cell-range-address="レビュー表.F5:レビュー表.F13" chart:class="chart:scatter">
            <chart:domain table:cell-range-address="レビュー表.C5:レビュー表.C13"/>
            <chart:data-point chart:repeated="9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C</text:p>
              </table:table-cell>
              <table:table-cell office:value-type="string">
                <text:p>列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0">
                <text:p>200</text:p>
                <draw:g>
                  <svg:desc>レビュー表.C5:レビュー表.C13</svg:desc>
                </draw:g>
              </table:table-cell>
              <table:table-cell office:value-type="float" office:value="0.700000000000017">
                <text:p>0.700000000000017</text:p>
                <draw:g>
                  <svg:desc>レビュー表.F5:レビュー表.F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99">
                <text:p>399</text:p>
              </table:table-cell>
              <table:table-cell office:value-type="float" office:value="-0.400000000000006">
                <text:p>-0.4000000000000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0">
                <text:p>400</text:p>
              </table:table-cell>
              <table:table-cell office:value-type="float" office:value="-0.300000000000011">
                <text:p>-0.300000000000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99">
                <text:p>599</text:p>
              </table:table-cell>
              <table:table-cell office:value-type="float" office:value="0.400000000000034">
                <text:p>0.4000000000000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-0.399999999999977">
                <text:p>-0.3999999999999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9">
                <text:p>79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0.300000000000068">
                <text:p>0.3000000000000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99">
                <text:p>999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0.299999999999955">
                <text:p>0.2999999999999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